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P6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7" style:family="paragraph"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579d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5.0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3.7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5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7.1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1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3.8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4.1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3.6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2.2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3.9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2.46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6.546cm" svg:height="2.955cm" svg:x="-1.254cm" svg:y="-1.355cm"><text:p/></draw:rect><draw:rect text:anchor-type="paragraph" draw:z-index="1" draw:style-name="gr2" draw:text-style-name="P2" svg:width="19.714cm" svg:height="1.811cm" svg:x="-1.254cm" svg:y="1.864cm"><text:p/></draw:rect><draw:rect text:anchor-type="paragraph" draw:z-index="2" draw:style-name="gr3" draw:text-style-name="P1" svg:width="3.661cm" svg:height="4.146cm" svg:x="-0.769cm" svg:y="3.851cm"><text:p/></draw:rect><draw:rect text:anchor-type="paragraph" draw:z-index="3" draw:style-name="gr2" draw:text-style-name="P1" svg:width="20.021cm" svg:height="1.897cm" svg:x="-1.519cm" svg:y="25.368cm"><text:p/></draw:rect><draw:rect text:anchor-type="paragraph" draw:z-index="4" draw:style-name="gr4" draw:text-style-name="P1" svg:width="13.574cm" svg:height="16.449cm" svg:x="4.928cm" svg:y="8.479cm"><text:p/></draw:rect><draw:rect text:anchor-type="paragraph" draw:z-index="5" draw:style-name="gr5" draw:text-style-name="P1" svg:width="4.728cm" svg:height="4.146cm" svg:x="-0.857cm" svg:y="13.374cm"><text:p/></draw:rect><draw:rect text:anchor-type="paragraph" draw:z-index="6" draw:style-name="gr3" draw:text-style-name="P1" svg:width="3.661cm" svg:height="4.146cm" svg:x="3.861cm" svg:y="3.851cm"><text:p/></draw:rect><draw:rect text:anchor-type="paragraph" draw:z-index="7" draw:style-name="gr3" draw:text-style-name="P1" svg:width="3.661cm" svg:height="4.146cm" svg:x="8.976cm" svg:y="3.851cm"><text:p/></draw:rect><draw:rect text:anchor-type="paragraph" draw:z-index="8" draw:style-name="gr3" draw:text-style-name="P1" svg:width="3.661cm" svg:height="4.146cm" svg:x="13.695cm" svg:y="3.851cm"><text:p/></draw:rect><draw:rect text:anchor-type="paragraph" draw:z-index="9" draw:style-name="gr5" draw:text-style-name="P1" svg:width="4.728cm" svg:height="5.968cm" svg:x="-0.857cm" svg:y="17.99cm"><text:p/></draw:rect><draw:rect text:anchor-type="paragraph" draw:z-index="10" draw:style-name="gr5" draw:text-style-name="P1" svg:width="4.728cm" svg:height="4.807cm" svg:x="-0.857cm" svg:y="8.303cm"><text:p/></draw:rect><draw:frame text:anchor-type="paragraph" draw:z-index="11" draw:style-name="gr6" draw:text-style-name="P3" svg:width="7.762cm" svg:height="1.625cm" svg:x="2.847cm" svg:y="-0.605cm"><draw:text-box><text:p text:style-name="P3"><text:span text:style-name="T1">Bannière</text:span></text:p></draw:text-box></draw:frame><draw:frame text:anchor-type="paragraph" draw:z-index="12" draw:style-name="gr7" draw:text-style-name="P5" svg:width="19.273cm" svg:height="1.112cm" svg:x="-1.034cm" svg:y="2.252cm"><draw:text-box><text:p text:style-name="P4"><text:span text:style-name="T2">Présentation</text:span><text:span text:style-name="T3"> <text:s text:c="2"/></text:span><text:span text:style-name="T2">Manifestation</text:span><text:span text:style-name="T3"> <text:s/></text:span><text:span text:style-name="T2">Information</text:span><text:span text:style-name="T3"> <text:s text:c="2"/></text:span><text:span text:style-name="T2">Partenaires</text:span></text:p></draw:text-box></draw:frame><draw:frame text:anchor-type="paragraph" draw:z-index="13" draw:style-name="gr8" draw:text-style-name="P6" svg:width="3.493cm" svg:height="5.072cm" svg:x="-0.24cm" svg:y="8.303cm"><draw:text-box><text:p text:style-name="P6"><text:span text:style-name="T4">Formulaire d'adhesion si la personne n'est pas un adhérant</text:span></text:p></draw:text-box></draw:frame><draw:frame text:anchor-type="paragraph" draw:z-index="14" draw:style-name="gr9" draw:text-style-name="P7" svg:width="4.278cm" svg:height="3.793cm" svg:x="-0.628cm" svg:y="13.374cm"><draw:text-box><text:p text:style-name="P7"><text:span text:style-name="T5">Formulaire d'inscription à la newsletter et possibilité de se désinscrire</text:span></text:p></draw:text-box></draw:frame><draw:frame text:anchor-type="paragraph" draw:z-index="15" draw:style-name="gr10" draw:text-style-name="P6" svg:width="4.067cm" svg:height="5.682cm" svg:x="-0.593cm" svg:y="18.276cm"><draw:text-box><text:p text:style-name="P6"><text:span text:style-name="T4">Formulaire d'inscription à la manifestation et possibilité de se désinscrire</text:span></text:p></draw:text-box></draw:frame><draw:frame text:anchor-type="paragraph" draw:z-index="16" draw:style-name="gr11" draw:text-style-name="P8" svg:width="11.244cm" svg:height="7.145cm" svg:x="6.652cm" svg:y="12.315cm"><draw:text-box><text:p><text:span text:style-name="T6">Contenu de la page changeant en fonction de la page sélectionner </text:span></text:p><text:p><text:span text:style-name="T6"/></text:p></draw:text-box></draw:frame><draw:frame text:anchor-type="paragraph" draw:z-index="17" draw:style-name="gr12" draw:text-style-name="P10" svg:width="14.465cm" svg:height="1.103cm" svg:x="0.995cm" svg:y="25.765cm"><draw:text-box><text:p text:style-name="P9"><text:span text:style-name="T7">Mentions légales</text:span><text:span text:style-name="T8"> – </text:span><text:span text:style-name="T7">Informations utiles</text:span></text:p></draw:text-box></draw:frame><draw:frame text:anchor-type="paragraph" draw:z-index="18" draw:style-name="gr13" draw:text-style-name="P11" svg:width="3.176cm" svg:height="3.991cm" svg:x="-0.496cm" svg:y="3.851cm"><draw:text-box><text:p text:style-name="P9"><text:span text:style-name="T9">-L'association</text:span></text:p><text:p text:style-name="P9"><text:span text:style-name="T9">-L'équipe du conseil administratif</text:span></text:p><text:p text:style-name="P9"><text:span text:style-name="T9">-Les membres du bureau</text:span></text:p><text:p text:style-name="P9"><text:span text:style-name="T9">-Adhérer</text:span></text:p></draw:text-box></draw:frame><draw:frame text:anchor-type="paragraph" draw:z-index="19" draw:style-name="gr14" svg:width="3.661cm" svg:height="4.146cm" svg:x="3.861cm" svg:y="3.851cm"><draw:text-box><text:p/></draw:text-box></draw:frame><draw:frame text:anchor-type="paragraph" draw:z-index="20" draw:style-name="gr15" draw:text-style-name="P12" svg:width="3.176cm" svg:height="3.991cm" svg:x="4.135cm" svg:y="3.851cm"><draw:text-box><text:p><text:span text:style-name="T10">Liens vers les détails des manifestations accompagné d'une photo et d'un résumé pour chaque</text:span></text:p></draw:text-box></draw:frame><draw:frame text:anchor-type="paragraph" draw:z-index="21" draw:style-name="gr16" draw:text-style-name="P12" svg:width="3.132cm" svg:height="2.281cm" svg:x="9.206cm" svg:y="4.073cm"><draw:text-box><text:p><text:span text:style-name="T10">Lien vers une page qui met en avant des bon plans</text:span></text:p></draw:text-box></draw:frame><draw:frame text:anchor-type="paragraph" draw:z-index="22" draw:style-name="gr17" draw:text-style-name="P9" svg:width="3.22cm" svg:height="3.968cm" svg:x="13.88cm" svg:y="3.851cm"><draw:text-box><text:p text:style-name="P9"><text:span text:style-name="T11">-Adhérer</text:span></text:p><text:p text:style-name="P9"><text:span text:style-name="T11">-(si rédacteur) Rédaction d'offres</text:span></text:p><text:p text:style-name="P9"><text:span text:style-name="T11">-(Si gestionnaire) Poster des offres</text:span></text:p><text:p text:style-name="P9"><text:span text:style-name="T11">-Afficher les offres</text:span></text:p><text:p text:style-name="P9"><text:span text:style-name="T11">-Offres en avant</text:span></text:p></draw:text-box></draw:frame><draw:rect text:anchor-type="paragraph" draw:z-index="23" draw:style-name="gr5" draw:text-style-name="P1" svg:width="3.132cm" svg:height="2.955cm" svg:x="15.512cm" svg:y="-1.355cm"><text:p/></draw:rect><draw:frame text:anchor-type="paragraph" draw:z-index="24" draw:style-name="gr18" draw:text-style-name="P12" svg:width="3.132cm" svg:height="2.47cm" svg:x="15.512cm" svg:y="-0.87cm"><draw:text-box><text:p text:style-name="P12"><text:span text:style-name="T10">Bienvenue X</text:span></text:p><text:p text:style-name="P12"><text:span text:style-name="T9">Profils</text:span></text:p><text:p text:style-name="P12"><text:span text:style-name="T9">Mail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0:06:06.059000000</meta:creation-date>
    <dc:date>2016-04-20T11:25:37.461000000</dc:date>
    <meta:editing-duration>PT4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6.2$Windows_x86 LibreOffice_project/d50a87b2e514536ed401c18000dad4660b6a169e</meta:generator>
  </office:meta>
</office:document-meta>
</file>